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ecf3e5" officeooo:paragraph-rsid="001013b8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Noto Serif CJK SC" fo:font-size="16pt" fo:font-weight="normal" officeooo:rsid="00ecf3e5" officeooo:paragraph-rsid="001013b8" style:font-name-asian="Noto Serif CJK S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Noto Serif CJK SC" fo:font-size="16pt" style:text-underline-style="solid" style:text-underline-width="auto" style:text-underline-color="font-color" fo:font-weight="normal" officeooo:rsid="00ecf3e5" officeooo:paragraph-rsid="001013b8" style:font-name-asian="Noto Serif CJK SC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Noto Serif CJK SC" fo:font-size="16pt" style:text-underline-style="none" fo:font-weight="normal" officeooo:rsid="00ecf3e5" officeooo:paragraph-rsid="001013b8" style:font-name-asian="Noto Serif CJK SC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style:font-name="Noto Serif CJK SC" fo:font-size="16pt" fo:font-weight="normal" officeooo:rsid="00ecf3e5" officeooo:paragraph-rsid="001013b8" style:font-name-asian="Noto Serif CJK SC" style:font-size-asian="16pt" style:font-weight-asian="normal" style:font-size-complex="16pt" style:font-weight-complex="normal"/>
    </style:style>
    <style:style style:name="P6" style:family="paragraph" style:parent-style-name="Standard" style:master-page-name="">
      <style:paragraph-properties fo:text-align="center" style:justify-single-word="false" style:page-number="auto">
        <style:tab-stops/>
      </style:paragraph-properties>
      <style:text-properties style:font-name="Noto Serif CJK SC" fo:font-size="16pt" style:text-underline-style="solid" style:text-underline-width="auto" style:text-underline-color="font-color" fo:font-weight="normal" officeooo:rsid="00ecf3e5" officeooo:paragraph-rsid="001013b8" style:font-name-asian="Noto Serif CJK SC" style:font-size-asian="16pt" style:font-weight-asian="normal" style:font-size-complex="16pt" style:font-weight-complex="normal"/>
    </style:style>
    <style:style style:name="T1" style:family="text">
      <style:text-properties style:font-name="Noto Serif CJK SC" style:text-underline-style="none" style:font-name-asian="Noto Serif CJK S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officeooo:rsid="00f54600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2"/>
      <text:p text:style-name="P2"/>
      <text:p text:style-name="P2">THESIS APPROVAL OF JIANG FEI</text:p>
      <text:p text:style-name="P2">DEC.2021</text:p>
      <text:p text:style-name="P2"/>
      <text:p text:style-name="P2"/>
      <text:p text:style-name="P2"/>
      <text:p text:style-name="P2">Examiner:</text:p>
      <text:p text:style-name="P2">Rev. Prof. Dr. Yeongsan Kim</text:p>
      <text:p text:style-name="P2"/>
      <text:p text:style-name="P2"/>
      <text:p text:style-name="P6"><text:span text:style-name="T2"><text:s text:c="83"/></text:span><text:s/></text:p>
      <text:p text:style-name="P2"/>
      <text:p text:style-name="P2">Examiner:</text:p>
      <text:p text:style-name="P2">Rev. Prof. Dr. Byunghoo<text:span text:style-name="T4">n</text:span> Woo</text:p>
      <text:p text:style-name="P2"/>
      <text:p text:style-name="P2"/>
      <text:p text:style-name="P3"><text:span text:style-name="T2"><text:s text:c="83"/></text:span></text:p>
      <text:p text:style-name="P2"><text:span text:style-name="T5"/></text:p>
      <text:p text:style-name="P4">Examiner:</text:p>
      <text:p text:style-name="P4">Rev. Prof. Dr. Yungab Choi</text:p>
      <text:p text:style-name="P4"/>
      <text:p text:style-name="P4"/>
      <text:p text:style-name="P4"><text:span text:style-name="T3"><text:s text:c="83"/></text:span><text:s/></text:p>
      <text:p text:style-name="P4"/>
      <text:p text:style-name="P4"/>
      <text:p text:style-name="P4"/>
      <text:p text:style-name="P4">THE GRADUATE SCHOOL</text:p>
      <text:p text:style-name="P1"><text:span text:style-name="T1">KOSIN UNIVERS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Noto Serif CJK SC" svg:font-family="'Noto Serif CJK SC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09:10:43.594569772</meta:creation-date>
    <dc:date>2021-12-02T09:10:55.401068150</dc:date>
    <meta:editing-duration>PT3S</meta:editing-duration>
    <meta:editing-cycles>1</meta:editing-cycles>
    <meta:document-statistic meta:table-count="0" meta:image-count="0" meta:object-count="0" meta:page-count="1" meta:paragraph-count="13" meta:word-count="29" meta:character-count="430" meta:non-whitespace-character-count="160"/>
    <meta:generator>LibreOffice/6.4.6.2$Linux_X86_64 LibreOffice_project/40$Build-2</meta:generator>
  </office:meta>
</office:document-meta>
</file>